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cc6" officeooo:paragraph-rsid="001b9cc6"/>
    </style:style>
    <style:style style:name="P2" style:family="paragraph" style:parent-style-name="Standard">
      <style:text-properties fo:font-weight="bold" officeooo:rsid="001b9cc6" officeooo:paragraph-rsid="001b9cc6" style:font-weight-asian="bold" style:font-weight-complex="bold"/>
    </style:style>
    <style:style style:name="P3" style:family="paragraph" style:parent-style-name="Standard">
      <style:text-properties fo:font-weight="normal" officeooo:rsid="001b9cc6" officeooo:paragraph-rsid="001b9cc6" style:font-weight-asian="normal" style:font-weight-complex="normal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b9cc6" officeooo:paragraph-rsid="001b9cc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Servlet Syllabus</text:p>
      <text:p text:style-name="P4"/>
      <text:p text:style-name="P2"/>
      <text:p text:style-name="P2"/>
      <text:p text:style-name="P2">Basics of Servlet</text:p>
      <text:p text:style-name="P1"/>
      <text:p text:style-name="P1">Servlet: What and Why?</text:p>
      <text:p text:style-name="P1">Basics of Web</text:p>
      <text:p text:style-name="P1">Servlet API</text:p>
      <text:p text:style-name="P1">Servlet Interface</text:p>
      <text:p text:style-name="P1">GenericServlet</text:p>
      <text:p text:style-name="P1">HttpServlet</text:p>
      <text:p text:style-name="P1">Servlet Life Cycle</text:p>
      <text:p text:style-name="P1">Working with Apache Tomcat Server</text:p>
      <text:p text:style-name="P1">Steps to create a servlet in Tomcat</text:p>
      <text:p text:style-name="P1">How servlet works?</text:p>
      <text:p text:style-name="P1">servlet in Myeclipse</text:p>
      <text:p text:style-name="P1">servlet in Eclipse</text:p>
      <text:p text:style-name="P1">servlet in Netbeans </text:p>
      <text:p text:style-name="P1"/>
      <text:p text:style-name="P2">ServletRequest</text:p>
      <text:p text:style-name="P1"/>
      <text:p text:style-name="P1">ServletRequest methods</text:p>
      <text:p text:style-name="P1">Registration example with DB </text:p>
      <text:p text:style-name="P1"/>
      <text:p text:style-name="P2">Servlet Collaboration/Chaining</text:p>
      <text:p text:style-name="P1"/>
      <text:p text:style-name="P1">RequestDispatcher</text:p>
      <text:p text:style-name="P1">sendRedirect </text:p>
      <text:p text:style-name="P1"/>
      <text:p text:style-name="P2">ServletConfig</text:p>
      <text:p text:style-name="P1"/>
      <text:p text:style-name="P1">ServletConfig methods</text:p>
      <text:p text:style-name="P1">ServletConfig example </text:p>
      <text:p text:style-name="P1"/>
      <text:p text:style-name="P2">ServletContext</text:p>
      <text:p text:style-name="P1"/>
      <text:p text:style-name="P1">ServletContext methods</text:p>
      <text:p text:style-name="P1">ServletContext example </text:p>
      <text:p text:style-name="P1"/>
      <text:p text:style-name="P2">Attribute</text:p>
      <text:p text:style-name="P1"/>
      <text:p text:style-name="P1">How to set, get and remove example? </text:p>
      <text:p text:style-name="P1"/>
      <text:p text:style-name="P2">Session Tracking</text:p>
      <text:p text:style-name="P1"/>
      <text:p text:style-name="P1">Cookies</text:p>
      <text:p text:style-name="P1">Hidden Form Field</text:p>
      <text:p text:style-name="P1">URL Rewriting</text:p>
      <text:p text:style-name="P1">HttpSession </text:p>
      <text:p text:style-name="P1"><text:soft-page-break/></text:p>
      <text:p text:style-name="P2">Event and Listener</text:p>
      <text:p text:style-name="P2"/>
      <text:p text:style-name="P2">Filter</text:p>
      <text:p text:style-name="P3"/>
      <text:p text:style-name="P3">Filter</text:p>
      <text:p text:style-name="P3">Authentication Filter</text:p>
      <text:p text:style-name="P3">FilterConfig</text:p>
      <text:p text:style-name="P3">Useful examples </text:p>
      <text:p text:style-name="P3"/>
      <text:p text:style-name="P2">ServletInputStream and ServletOutputStream</text:p>
      <text:p text:style-name="P3"/>
      <text:p text:style-name="P2">Annotation Servlet</text:p>
      <text:p text:style-name="P2"/>
      <text:p text:style-name="P2">Project Develop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8:01:57.986318690</meta:creation-date>
    <dc:date>2014-10-09T18:05:12.507291058</dc:date>
    <meta:editing-duration>P0D</meta:editing-duration>
    <meta:editing-cycles>1</meta:editing-cycles>
    <meta:document-statistic meta:table-count="0" meta:image-count="0" meta:object-count="0" meta:page-count="2" meta:paragraph-count="43" meta:word-count="100" meta:character-count="791" meta:non-whitespace-character-count="726"/>
    <meta:generator>LibreOffice/4.2.3.3$Linux_x86 LibreOffice_project/420m0$Build-3</meta:generator>
  </office:meta>
</office:document-meta>
</file>